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cm" fo:border="non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fo:font-weight="normal" style:text-blinking="false" fo:background-color="transparent" style:font-weight-asian="normal" style:font-weight-complex="normal"/>
    </style:style>
    <style:style style:name="T3" style:family="text">
      <style:text-properties fo:font-variant="normal" fo:text-transform="none" fo:color="#434343" style:text-line-through-style="none" style:text-underline-style="none" fo:font-weight="normal" style:text-blinking="false" fo:background-color="transparent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JERCICIO 1</text:span></text:p>
      <text:p text:style-name="P1"><text:bookmark text:name="docs-internal-guid-c3643c8f-7fff-317e-4518-fe76499e07b8"/><text:span text:style-name="T1"><draw:frame draw:style-name="fr1" draw:name="gráficos1" text:anchor-type="as-char" svg:width="15.928cm" svg:height="8.573cm" draw:z-index="0"><draw:image xlink:href="https://lh7-rt.googleusercontent.com/docsz/AD_4nXcNTEPALsZYH5zNnS5il3dtz3VTHCaMh_nNgGgfeqS50hXrkTKseR6GbHEc0SpepwY2RxVDVJS6oZMju4OPIvQEH2YcTbMawfwx5fcEnKGybsRgbCFAewq3709UcDyPPVOnOvavyMFppsjl3QGUSZUU3jOJ?key=S1ZyECRWSAbsuuUOv-pK7w" xlink:type="simple" xlink:show="embed" xlink:actuate="onLoad"/></draw:frame></text:span> </text:p>
      <text:p text:style-name="Standard">SALA <text:span text:style-name="T10">(</text:span><text:span text:style-name="T9">codigo_sala</text:span><text:span text:style-name="T5">, </text:span><text:span text:style-name="T6">id_pintor, dni_vigilante</text:span><text:span text:style-name="T10">)</text:span></text:p>
      <text:p text:style-name="Standard"><text:span text:style-name="T10"/></text:p>
      <text:p text:style-name="Standard">CUADRO <text:span text:style-name="T4">(</text:span><text:span text:style-name="T7">id_cuadro</text:span><text:span text:style-name="T4">, </text:span><text:span text:style-name="T6">codigo_sala</text:span><text:span text:style-name="T4">)</text:span></text:p>
      <text:p text:style-name="Standard"/>
      <text:p text:style-name="Standard">RECORRIDO (<text:span text:style-name="T9">codigo_recorrido</text:span>)</text:p>
      <text:p text:style-name="Standard"/>
      <text:p text:style-name="Standard">VIGILANTE (<text:span text:style-name="T9">dni_vigilante</text:span>)</text:p>
      <text:p text:style-name="Standard"/>
      <text:p text:style-name="Standard">PINTOR (<text:span text:style-name="T9">id_pintor</text:span>)</text:p>
      <text:p text:style-name="Standard"/>
      <text:p text:style-name="Standard">SALA_RECORRIDO (<text:span text:style-name="T8">codigo_sala</text:span>, <text:span text:style-name="T8">codigo_reocorrido</text:span><text:span text:style-name="T10">, tiempo)</text:span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oft-page-break/><text:span text:style-name="T10">EJERCICIO 2</text:span></text:p>
      <text:p text:style-name="Standard"><text:bookmark text:name="docs-internal-guid-916efa1a-7fff-d1a9-7af5-0c7d74dfed31"/><text:span text:style-name="T2"><draw:frame draw:style-name="fr1" draw:name="gráficos2" text:anchor-type="as-char" svg:width="15.928cm" svg:height="5.106cm" draw:z-index="1"><draw:image xlink:href="https://lh7-rt.googleusercontent.com/docsz/AD_4nXfN_rEHDMp3zCm3nTwFYPl8ZK3E_K4k_Q7J-MH6NRTJwBReLB0DtJM8_Bs_N1XS_6zE0XrTvaYNvXgn8AmSfOk3TUTDkDo-1x11yn-z-kKDltOuGkNy32-Xf3DKcbIvRjiZDGrGseWT66HLrNrCls6nKrqb?key=S1ZyECRWSAbsuuUOv-pK7w" xlink:type="simple" xlink:show="embed" xlink:actuate="onLoad"/></draw:frame></text:span><text:span text:style-name="T10"> </text:span></text:p>
      <text:p text:style-name="Standard"><text:span text:style-name="T10">CLIENTE (</text:span><text:span text:style-name="T9">dni_cliente</text:span><text:span text:style-name="T10">)</text:span></text:p>
      <text:p text:style-name="Standard"><text:span text:style-name="T10"/></text:p>
      <text:p text:style-name="Standard"><text:span text:style-name="T10">PELICULA </text:span><text:span text:style-name="T9">(id_pelicula)</text:span></text:p>
      <text:p text:style-name="Standard"><text:span text:style-name="T10"/></text:p>
      <text:p text:style-name="Standard"><text:span text:style-name="T10">CLIENTE_PELICULA (</text:span><text:span text:style-name="T9">fecha_alquiler</text:span><text:span text:style-name="T5">, </text:span><text:span text:style-name="T6">dni_cliente</text:span><text:span text:style-name="T5">, </text:span><text:span text:style-name="T6">id_pelicula</text:span><text:span text:style-name="T5">, fecha_devolucion</text:span><text:span text:style-name="T10">)</text:span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>EJERCICIO 3</text:span></text:p>
      <text:p text:style-name="Standard"><text:bookmark text:name="docs-internal-guid-6a3b84ee-7fff-a0ef-fc46-b6618ef55099"/><text:span text:style-name="T3"><draw:frame draw:style-name="fr1" draw:name="gráficos3" text:anchor-type="as-char" svg:width="15.928cm" svg:height="5.398cm" draw:z-index="2"><draw:image xlink:href="https://lh7-rt.googleusercontent.com/docsz/AD_4nXdVE-tJw-WaftDGhTnyF5_0mDC69_9MTPiv1iTrdmplS50axXKssNDFsiUNTHpckn5JhQ0uHB2Iv_gQQYfeMu6whXO5tjlqLttuCtIjhJLiSkuXq-WI9gxzlMD7Yo__jfr5i6FiwdDXTx_jA2R8xxhX7cja?key=S1ZyECRWSAbsuuUOv-pK7w" xlink:type="simple" xlink:show="embed" xlink:actuate="onLoad"/></draw:frame></text:span><text:span text:style-name="T10"> </text:span></text:p>
      <text:p text:style-name="Standard"><text:span text:style-name="T10">CANCION </text:span><text:span text:style-name="T5">(</text:span><text:span text:style-name="T9">id_cancion</text:span><text:span text:style-name="T5">)</text:span></text:p>
      <text:p text:style-name="Standard"><text:span text:style-name="T10"/></text:p>
      <text:p text:style-name="Standard"><text:span text:style-name="T10">CD (</text:span><text:span text:style-name="T9">id_cd</text:span><text:span text:style-name="T5">, </text:span><text:span text:style-name="T6">id_artista</text:span><text:span text:style-name="T10">)</text:span></text:p>
      <text:p text:style-name="Standard"><text:span text:style-name="T10"/></text:p>
      <text:p text:style-name="Standard"><text:span text:style-name="T10">ARTISTA </text:span><text:span text:style-name="T5">(</text:span><text:span text:style-name="T9">id_artista</text:span><text:span text:style-name="T5">)</text:span></text:p>
      <text:p text:style-name="Standard"><text:span text:style-name="T10"/></text:p>
      <text:p text:style-name="Standard"><text:span text:style-name="T10">CANCION_CD </text:span><text:span text:style-name="T5">(</text:span><text:span text:style-name="T8">id_cancion</text:span><text:span text:style-name="T5">, </text:span><text:span text:style-name="T8">id_cd</text:span><text:span text:style-name="T5">, orden)</text:span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oft-page-break/><text:span text:style-name="T5">EJERCICIO 4</text:span></text:p>
      <text:p text:style-name="Standard"><text:bookmark text:name="docs-internal-guid-af428737-7fff-a1fb-f4bc-5eff7872e01e"/><text:span text:style-name="T3"><draw:frame draw:style-name="fr1" draw:name="gráficos4" text:anchor-type="as-char" svg:width="15.928cm" svg:height="13.229cm" draw:z-index="3"><draw:image xlink:href="https://lh7-rt.googleusercontent.com/docsz/AD_4nXd859w2VTuxS1b70BfvXclPOZI5ep346NNWNbDvC3dHGStflL7eCxtuwjfRQA_C1dODR5wpQaWI7Z0k4lHTrBQOIgb_aKrdGgVJfa2jFn3O4UrqYH-3mupmRqHcO817ghuBkO4sBKseOkNM0tYIwSLf0Kg?key=S1ZyECRWSAbsuuUOv-pK7w" xlink:type="simple" xlink:show="embed" xlink:actuate="onLoad"/></draw:frame></text:span><text:span text:style-name="T5"> </text:span></text:p>
      <text:p text:style-name="Standard"><text:span text:style-name="T5">CIRCUITO (</text:span><text:span text:style-name="T9">nombre_circuito</text:span><text:span text:style-name="T5">, longitud, ciudad)</text:span></text:p>
      <text:p text:style-name="Standard"><text:span text:style-name="T5"/></text:p>
      <text:p text:style-name="Standard"><text:span text:style-name="T5">CIRCUITO_CAMPEONATO (</text:span><text:span text:style-name="T9">fecha_carrera</text:span><text:span text:style-name="T5">, </text:span><text:span text:style-name="T6">nombre_circuito</text:span><text:span text:style-name="T5">, </text:span><text:span text:style-name="T6">año</text:span><text:span text:style-name="T5">)</text:span></text:p>
      <text:p text:style-name="Standard"><text:span text:style-name="T5"/></text:p>
      <text:p text:style-name="Standard"><text:span text:style-name="T5">CAMPEONATO (</text:span><text:span text:style-name="T9">año_temporada</text:span><text:span text:style-name="T5">, fecha_inicio)</text:span></text:p>
      <text:p text:style-name="Standard"><text:span text:style-name="T5"/></text:p>
      <text:p text:style-name="Standard"><text:span text:style-name="T5">CAMPEONATO_EQUIPO (</text:span><text:span text:style-name="T8">id_equipo</text:span><text:span text:style-name="T5">, </text:span><text:span text:style-name="T8">año_temporada</text:span><text:span text:style-name="T5">)</text:span></text:p>
      <text:p text:style-name="Standard"><text:span text:style-name="T5"/></text:p>
      <text:p text:style-name="Standard"><text:span text:style-name="T5">EQUIPO (</text:span><text:span text:style-name="T9">id_equipo</text:span><text:span text:style-name="T5">)</text:span></text:p>
      <text:p text:style-name="Standard"><text:span text:style-name="T5"/></text:p>
      <text:p text:style-name="Standard"><text:span text:style-name="T5">MOTO (</text:span><text:span text:style-name="T9">cod_moto</text:span><text:span text:style-name="T5">, </text:span><text:span text:style-name="T6">id_equipo</text:span><text:span text:style-name="T5">)</text:span></text:p>
      <text:p text:style-name="Standard"><text:span text:style-name="T5"/></text:p>
      <text:p text:style-name="Standard"><text:span text:style-name="T5">TECNICO (</text:span><text:span text:style-name="T9">dni_tecnico</text:span><text:span text:style-name="T5">, ss, </text:span><text:span text:style-name="T6">id_equipo</text:span><text:span text:style-name="T5">)</text:span></text:p>
      <text:p text:style-name="Standard"><text:span text:style-name="T5"/></text:p>
      <text:p text:style-name="Standard"><text:span text:style-name="T5">CORREDOR (</text:span><text:span text:style-name="T9">dni_corredor</text:span><text:span text:style-name="T5">, </text:span><text:span text:style-name="T6">id_equipo</text:span><text:span text:style-name="T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M24S</meta:editing-duration>
    <meta:editing-cycles>7</meta:editing-cycles>
    <meta:generator>OpenOffice/4.1.14$Win32 OpenOffice.org_project/4114m1$Build-9811</meta:generator>
    <dc:date>2024-10-03T13:53:57.86</dc:date>
    <dc:creator>jordi r</dc:creator>
    <meta:document-statistic meta:table-count="0" meta:image-count="4" meta:object-count="0" meta:page-count="3" meta:paragraph-count="29" meta:word-count="71" meta:character-count="771"/>
    <meta:user-defined meta:name="Info 1"/>
    <meta:user-defined meta:name="Info 2"/>
    <meta:user-defined meta:name="Info 3"/>
    <meta:user-defined meta:name="Info 4"/>
  </office:meta>
</office:document-meta>
</file>